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23b05"/>
    </style:style>
    <style:style style:name="P6" style:family="paragraph" style:parent-style-name="Text_20_body">
      <style:text-properties fo:language="en" fo:country="US" officeooo:rsid="00165e77" officeooo:paragraph-rsid="00165e77"/>
    </style:style>
    <style:style style:name="P7" style:family="paragraph" style:parent-style-name="Text_20_body">
      <style:text-properties fo:language="en" fo:country="US" officeooo:rsid="0018fcd6" officeooo:paragraph-rsid="0018fcd6"/>
    </style:style>
    <style:style style:name="P8" style:family="paragraph" style:parent-style-name="Text_20_body">
      <style:text-properties fo:language="en" fo:country="US" officeooo:rsid="00138d94" officeooo:paragraph-rsid="00138d94"/>
    </style:style>
    <style:style style:name="P9" style:family="paragraph" style:parent-style-name="Text_20_body">
      <style:text-properties fo:language="en" fo:country="US" officeooo:rsid="001508de" officeooo:paragraph-rsid="001508de"/>
    </style:style>
    <style:style style:name="P10" style:family="paragraph" style:parent-style-name="Text_20_body">
      <style:text-properties fo:language="en" fo:country="US" officeooo:rsid="0018597b" officeooo:paragraph-rsid="0018597b"/>
    </style:style>
    <style:style style:name="P11" style:family="paragraph" style:parent-style-name="Text_20_body">
      <style:text-properties fo:language="en" fo:country="US" officeooo:rsid="001968b9" officeooo:paragraph-rsid="001968b9"/>
    </style:style>
    <style:style style:name="P12" style:family="paragraph" style:parent-style-name="Text_20_body">
      <style:text-properties fo:language="en" fo:country="US" officeooo:paragraph-rsid="001a36af"/>
    </style:style>
    <style:style style:name="P13" style:family="paragraph" style:parent-style-name="Text_20_body">
      <style:text-properties fo:language="en" fo:country="US" officeooo:rsid="001a36af" officeooo:paragraph-rsid="001e6a64"/>
    </style:style>
    <style:style style:name="P14" style:family="paragraph" style:parent-style-name="Text_20_body">
      <style:text-properties fo:language="en" fo:country="US" officeooo:rsid="0020e59f" officeooo:paragraph-rsid="00224cd4"/>
    </style:style>
    <style:style style:name="P15" style:family="paragraph" style:parent-style-name="Text_20_body">
      <style:text-properties fo:language="en" fo:country="US" officeooo:paragraph-rsid="00224cd4"/>
    </style:style>
    <style:style style:name="P16" style:family="paragraph" style:parent-style-name="Text_20_body">
      <style:text-properties fo:language="en" fo:country="US" officeooo:rsid="00238a2d" officeooo:paragraph-rsid="00238a2d"/>
    </style:style>
    <style:style style:name="P17" style:family="paragraph" style:parent-style-name="Text_20_body">
      <style:text-properties fo:language="en" fo:country="US" officeooo:rsid="00224cd4" officeooo:paragraph-rsid="00224cd4"/>
    </style:style>
    <style:style style:name="P18" style:family="paragraph" style:parent-style-name="Text_20_body">
      <style:text-properties fo:language="en" fo:country="US" officeooo:rsid="0030380c" officeooo:paragraph-rsid="0030380c"/>
    </style:style>
    <style:style style:name="P19" style:family="paragraph" style:parent-style-name="Text_20_body">
      <style:text-properties fo:language="en" fo:country="US" officeooo:rsid="0031d752" officeooo:paragraph-rsid="0031d752"/>
    </style:style>
    <style:style style:name="P20" style:family="paragraph" style:parent-style-name="Text_20_body">
      <style:text-properties fo:language="en" fo:country="US" officeooo:rsid="003d4953" officeooo:paragraph-rsid="003d4953"/>
    </style:style>
    <style:style style:name="P21" style:family="paragraph" style:parent-style-name="Text_20_body">
      <style:text-properties fo:language="en" fo:country="US" officeooo:rsid="003d4953" officeooo:paragraph-rsid="00403782"/>
    </style:style>
    <style:style style:name="P22" style:family="paragraph" style:parent-style-name="Text_20_body">
      <style:text-properties fo:language="en" fo:country="US" officeooo:rsid="003d4953" officeooo:paragraph-rsid="00523243"/>
    </style:style>
    <style:style style:name="P23" style:family="paragraph" style:parent-style-name="Text_20_body">
      <style:text-properties fo:language="en" fo:country="US" officeooo:rsid="003e071e" officeooo:paragraph-rsid="003e071e"/>
    </style:style>
    <style:style style:name="P24" style:family="paragraph" style:parent-style-name="Text_20_body">
      <style:text-properties fo:language="en" fo:country="US" officeooo:rsid="003c1b14" officeooo:paragraph-rsid="003c1b14"/>
    </style:style>
    <style:style style:name="P25" style:family="paragraph" style:parent-style-name="Text_20_body">
      <style:text-properties fo:language="en" fo:country="US" officeooo:rsid="00403782" officeooo:paragraph-rsid="00403782"/>
    </style:style>
    <style:style style:name="P26" style:family="paragraph" style:parent-style-name="Text_20_body">
      <style:text-properties fo:language="en" fo:country="US" officeooo:rsid="0041571f" officeooo:paragraph-rsid="0041571f"/>
    </style:style>
    <style:style style:name="P27" style:family="paragraph" style:parent-style-name="Text_20_body">
      <style:text-properties fo:language="en" fo:country="US" officeooo:rsid="004645e3" officeooo:paragraph-rsid="004645e3"/>
    </style:style>
    <style:style style:name="P28" style:family="paragraph" style:parent-style-name="Text_20_body">
      <style:text-properties fo:language="en" fo:country="US" officeooo:rsid="0047ce26" officeooo:paragraph-rsid="0047ce26"/>
    </style:style>
    <style:style style:name="P29" style:family="paragraph" style:parent-style-name="Text_20_body">
      <style:text-properties fo:language="en" fo:country="US" officeooo:rsid="004982b4" officeooo:paragraph-rsid="004b08e3"/>
    </style:style>
    <style:style style:name="P30" style:family="paragraph" style:parent-style-name="Text_20_body">
      <style:text-properties fo:language="en" fo:country="US" officeooo:rsid="004b08e3" officeooo:paragraph-rsid="004e38c3"/>
    </style:style>
    <style:style style:name="P31" style:family="paragraph" style:parent-style-name="Text_20_body">
      <style:text-properties fo:language="en" fo:country="US" officeooo:rsid="004c0dd7" officeooo:paragraph-rsid="004d59f3"/>
    </style:style>
    <style:style style:name="P32" style:family="paragraph" style:parent-style-name="Text_20_body">
      <style:text-properties fo:language="en" fo:country="US" officeooo:rsid="004e38c3" officeooo:paragraph-rsid="004e38c3"/>
    </style:style>
    <style:style style:name="P33" style:family="paragraph" style:parent-style-name="Text_20_body">
      <style:text-properties fo:language="en" fo:country="US" officeooo:rsid="0051ecca" officeooo:paragraph-rsid="0051ecca"/>
    </style:style>
    <style:style style:name="P34" style:family="paragraph" style:parent-style-name="Text_20_body">
      <style:text-properties fo:language="en" fo:country="US" officeooo:rsid="00553673" officeooo:paragraph-rsid="00553673"/>
    </style:style>
    <style:style style:name="P35" style:family="paragraph" style:parent-style-name="Text_20_body">
      <style:text-properties fo:language="en" fo:country="US" officeooo:rsid="0058de81" officeooo:paragraph-rsid="0058de81"/>
    </style:style>
    <style:style style:name="P36" style:family="paragraph" style:parent-style-name="Text_20_body">
      <style:text-properties fo:language="en" fo:country="US" officeooo:rsid="0059e783" officeooo:paragraph-rsid="0059e783"/>
    </style:style>
    <style:style style:name="P37" style:family="paragraph" style:parent-style-name="Text_20_body">
      <style:text-properties fo:language="en" fo:country="US" officeooo:rsid="005b2dc5" officeooo:paragraph-rsid="005b2dc5"/>
    </style:style>
    <style:style style:name="P38" style:family="paragraph" style:parent-style-name="Text_20_body">
      <style:text-properties fo:language="en" fo:country="US" officeooo:rsid="005cbae6" officeooo:paragraph-rsid="005cbae6"/>
    </style:style>
    <style:style style:name="P39" style:family="paragraph" style:parent-style-name="Text_20_body">
      <style:text-properties fo:language="en" fo:country="US" officeooo:rsid="005da713" officeooo:paragraph-rsid="005da713"/>
    </style:style>
    <style:style style:name="P40" style:family="paragraph" style:parent-style-name="Text_20_body">
      <style:text-properties fo:language="en" fo:country="US" officeooo:rsid="005e21f4" officeooo:paragraph-rsid="005e21f4"/>
    </style:style>
    <style:style style:name="P41" style:family="paragraph" style:parent-style-name="Text_20_body">
      <style:text-properties fo:language="en" fo:country="US" officeooo:rsid="005ec26d" officeooo:paragraph-rsid="005ec26d"/>
    </style:style>
    <style:style style:name="P42" style:family="paragraph" style:parent-style-name="Text_20_body">
      <style:text-properties officeooo:rsid="00138d94" officeooo:paragraph-rsid="00138d94"/>
    </style:style>
    <style:style style:name="P43" style:family="paragraph" style:parent-style-name="Text_20_body">
      <style:text-properties officeooo:rsid="00138d94" officeooo:paragraph-rsid="001508de"/>
    </style:style>
    <style:style style:name="P44" style:family="paragraph" style:parent-style-name="Text_20_body">
      <style:text-properties officeooo:rsid="001508de" officeooo:paragraph-rsid="001508de"/>
    </style:style>
    <style:style style:name="P45" style:family="paragraph" style:parent-style-name="Text_20_body">
      <style:text-properties officeooo:rsid="00264d2d" officeooo:paragraph-rsid="00264d2d"/>
    </style:style>
    <style:style style:name="P46" style:family="paragraph" style:parent-style-name="Text_20_body">
      <style:text-properties officeooo:rsid="00283cc1" officeooo:paragraph-rsid="00283cc1"/>
    </style:style>
    <style:style style:name="P47" style:family="paragraph" style:parent-style-name="Text_20_body">
      <style:text-properties officeooo:rsid="0039070b" officeooo:paragraph-rsid="0039070b"/>
    </style:style>
    <style:style style:name="P48" style:family="paragraph" style:parent-style-name="Text_20_body">
      <style:text-properties officeooo:rsid="003c1b14" officeooo:paragraph-rsid="003c1b14"/>
    </style:style>
    <style:style style:name="P49" style:family="paragraph" style:parent-style-name="Text_20_body">
      <style:text-properties officeooo:rsid="00614c69" officeooo:paragraph-rsid="00614c69"/>
    </style:style>
    <style:style style:name="P50" style:family="paragraph" style:parent-style-name="Text_20_body">
      <style:paragraph-properties fo:margin-left="1.245cm" fo:margin-right="0cm" fo:text-indent="0cm" style:auto-text-indent="false"/>
      <style:text-properties officeooo:rsid="00264d2d" officeooo:paragraph-rsid="00264d2d"/>
    </style:style>
    <style:style style:name="P51" style:family="paragraph" style:parent-style-name="Text_20_body">
      <style:paragraph-properties fo:margin-left="1.245cm" fo:margin-right="0cm" fo:text-indent="0cm" style:auto-text-indent="false"/>
      <style:text-properties officeooo:rsid="00264d2d" officeooo:paragraph-rsid="00283cc1"/>
    </style:style>
    <style:style style:name="P52" style:family="paragraph" style:parent-style-name="Text_20_body">
      <style:paragraph-properties fo:margin-left="1.245cm" fo:margin-right="0cm" fo:text-indent="0cm" style:auto-text-indent="false"/>
      <style:text-properties officeooo:rsid="00264d2d" officeooo:paragraph-rsid="002a3552"/>
    </style:style>
    <style:style style:name="P53" style:family="paragraph" style:parent-style-name="Text_20_body">
      <style:paragraph-properties fo:margin-left="1.245cm" fo:margin-right="0cm" fo:text-indent="0cm" style:auto-text-indent="false"/>
      <style:text-properties officeooo:rsid="00264d2d" officeooo:paragraph-rsid="003c1b14"/>
    </style:style>
    <style:style style:name="P54" style:family="paragraph" style:parent-style-name="Text_20_body">
      <style:paragraph-properties fo:margin-left="1.245cm" fo:margin-right="0cm" fo:text-indent="0cm" style:auto-text-indent="false"/>
      <style:text-properties officeooo:rsid="00264d2d" officeooo:paragraph-rsid="00614c69"/>
    </style:style>
    <style:style style:name="P55" style:family="paragraph" style:parent-style-name="Text_20_body">
      <style:paragraph-properties fo:margin-left="1.245cm" fo:margin-right="0cm" fo:text-indent="0cm" style:auto-text-indent="false"/>
      <style:text-properties officeooo:rsid="003c1b14" officeooo:paragraph-rsid="003c1b14"/>
    </style:style>
    <style:style style:name="P56" style:family="paragraph" style:parent-style-name="Text_20_body">
      <style:paragraph-properties fo:margin-left="0cm" fo:margin-right="0cm" fo:text-indent="0cm" style:auto-text-indent="false"/>
      <style:text-properties officeooo:rsid="00264d2d" officeooo:paragraph-rsid="00264d2d"/>
    </style:style>
    <style:style style:name="P57" style:family="paragraph" style:parent-style-name="Text_20_body">
      <style:paragraph-properties fo:margin-left="0cm" fo:margin-right="0cm" fo:text-indent="0cm" style:auto-text-indent="false"/>
      <style:text-properties officeooo:rsid="002804d8" officeooo:paragraph-rsid="002804d8"/>
    </style:style>
    <style:style style:name="P58" style:family="paragraph" style:parent-style-name="Text_20_body">
      <style:paragraph-properties fo:margin-left="0cm" fo:margin-right="0cm" fo:text-indent="0cm" style:auto-text-indent="false"/>
      <style:text-properties officeooo:rsid="002804d8" officeooo:paragraph-rsid="00282c77"/>
    </style:style>
    <style:style style:name="P59" style:family="paragraph" style:parent-style-name="Text_20_body">
      <style:paragraph-properties fo:margin-left="0cm" fo:margin-right="0cm" fo:text-indent="0cm" style:auto-text-indent="false"/>
      <style:text-properties officeooo:rsid="00282c77" officeooo:paragraph-rsid="00282c77"/>
    </style:style>
    <style:style style:name="P60" style:family="paragraph" style:parent-style-name="Text_20_body">
      <style:paragraph-properties fo:margin-left="0cm" fo:margin-right="0cm" fo:text-indent="0cm" style:auto-text-indent="false"/>
      <style:text-properties officeooo:rsid="00283cc1" officeooo:paragraph-rsid="00283cc1"/>
    </style:style>
    <style:style style:name="P61" style:family="paragraph" style:parent-style-name="Text_20_body">
      <style:paragraph-properties fo:margin-left="0cm" fo:margin-right="0cm" fo:text-indent="0cm" style:auto-text-indent="false"/>
      <style:text-properties officeooo:rsid="00295d63" officeooo:paragraph-rsid="00295d63"/>
    </style:style>
    <style:style style:name="P62" style:family="paragraph" style:parent-style-name="Text_20_body">
      <style:paragraph-properties fo:margin-left="0cm" fo:margin-right="0cm" fo:text-indent="0cm" style:auto-text-indent="false"/>
      <style:text-properties officeooo:rsid="002a3552" officeooo:paragraph-rsid="002a3552"/>
    </style:style>
    <style:style style:name="P63" style:family="paragraph" style:parent-style-name="Text_20_body">
      <style:paragraph-properties fo:margin-left="0cm" fo:margin-right="0cm" fo:text-indent="0cm" style:auto-text-indent="false"/>
      <style:text-properties officeooo:rsid="002a79cd" officeooo:paragraph-rsid="002a79cd"/>
    </style:style>
    <style:style style:name="P64" style:family="paragraph" style:parent-style-name="Text_20_body">
      <style:paragraph-properties fo:margin-left="0cm" fo:margin-right="0cm" fo:text-indent="0cm" style:auto-text-indent="false"/>
      <style:text-properties officeooo:rsid="002cd546" officeooo:paragraph-rsid="002cd546"/>
    </style:style>
    <style:style style:name="P65" style:family="paragraph" style:parent-style-name="Text_20_body">
      <style:paragraph-properties fo:margin-left="0cm" fo:margin-right="0cm" fo:text-indent="0cm" style:auto-text-indent="false"/>
      <style:text-properties officeooo:rsid="002e6634" officeooo:paragraph-rsid="002e6634"/>
    </style:style>
    <style:style style:name="P66" style:family="paragraph" style:parent-style-name="Text_20_body">
      <style:paragraph-properties fo:margin-left="0cm" fo:margin-right="0cm" fo:text-indent="0cm" style:auto-text-indent="false"/>
      <style:text-properties officeooo:rsid="00314b6d" officeooo:paragraph-rsid="00314b6d"/>
    </style:style>
    <style:style style:name="P67" style:family="paragraph" style:parent-style-name="Text_20_body">
      <style:paragraph-properties fo:margin-left="0cm" fo:margin-right="0cm" fo:text-indent="0cm" style:auto-text-indent="false"/>
      <style:text-properties officeooo:rsid="0031d752" officeooo:paragraph-rsid="0031d752"/>
    </style:style>
    <style:style style:name="P68" style:family="paragraph" style:parent-style-name="Text_20_body">
      <style:paragraph-properties fo:margin-left="0cm" fo:margin-right="0cm" fo:text-indent="0cm" style:auto-text-indent="false"/>
      <style:text-properties officeooo:rsid="00335c6c" officeooo:paragraph-rsid="00335c6c"/>
    </style:style>
    <style:style style:name="P69" style:family="paragraph" style:parent-style-name="Text_20_body">
      <style:paragraph-properties fo:margin-left="0cm" fo:margin-right="0cm" fo:text-indent="0cm" style:auto-text-indent="false"/>
      <style:text-properties officeooo:rsid="00335c6c" officeooo:paragraph-rsid="0035f8d2"/>
    </style:style>
    <style:style style:name="P70" style:family="paragraph" style:parent-style-name="Text_20_body">
      <style:paragraph-properties fo:margin-left="0cm" fo:margin-right="0cm" fo:text-indent="0cm" style:auto-text-indent="false"/>
      <style:text-properties officeooo:rsid="00364a08" officeooo:paragraph-rsid="00364a08"/>
    </style:style>
    <style:style style:name="P71" style:family="paragraph" style:parent-style-name="Text_20_body">
      <style:paragraph-properties fo:margin-left="0cm" fo:margin-right="0cm" fo:text-indent="0cm" style:auto-text-indent="false"/>
      <style:text-properties officeooo:rsid="00364a08" officeooo:paragraph-rsid="0036d288"/>
    </style:style>
    <style:style style:name="P72" style:family="paragraph" style:parent-style-name="Text_20_body">
      <style:paragraph-properties fo:margin-left="0cm" fo:margin-right="0cm" fo:text-indent="0cm" style:auto-text-indent="false"/>
      <style:text-properties officeooo:rsid="00614c69" officeooo:paragraph-rsid="00614c69"/>
    </style:style>
    <style:style style:name="P73" style:family="paragraph" style:parent-style-name="Text_20_body">
      <style:paragraph-properties fo:margin-left="0cm" fo:margin-right="0cm" fo:text-indent="0cm" style:auto-text-indent="false"/>
      <style:text-properties officeooo:rsid="0061eb86" officeooo:paragraph-rsid="0061eb86"/>
    </style:style>
    <style:style style:name="P74" style:family="paragraph" style:parent-style-name="Text_20_body">
      <style:paragraph-properties fo:margin-left="0cm" fo:margin-right="0cm" fo:text-indent="0cm" style:auto-text-indent="false"/>
      <style:text-properties officeooo:rsid="0061eb86" officeooo:paragraph-rsid="0062861d"/>
    </style:style>
    <style:style style:name="P75" style:family="paragraph" style:parent-style-name="Text_20_body">
      <style:paragraph-properties fo:margin-left="0cm" fo:margin-right="0cm" fo:text-indent="0cm" style:auto-text-indent="false"/>
      <style:text-properties officeooo:rsid="0061eb86" officeooo:paragraph-rsid="0065d0ff"/>
    </style:style>
    <style:style style:name="P76" style:family="paragraph" style:parent-style-name="Text_20_body">
      <style:paragraph-properties fo:margin-left="0cm" fo:margin-right="0cm" fo:text-indent="0cm" style:auto-text-indent="false"/>
      <style:text-properties officeooo:rsid="0062861d" officeooo:paragraph-rsid="0063175a"/>
    </style:style>
    <style:style style:name="P77" style:family="paragraph" style:parent-style-name="Text_20_body">
      <style:paragraph-properties fo:margin-left="0cm" fo:margin-right="0cm" fo:text-indent="0cm" style:auto-text-indent="false"/>
      <style:text-properties officeooo:rsid="0063175a" officeooo:paragraph-rsid="0063175a"/>
    </style:style>
    <style:style style:name="P78" style:family="paragraph" style:parent-style-name="Text_20_body">
      <style:paragraph-properties fo:margin-left="0cm" fo:margin-right="0cm" fo:text-indent="0cm" style:auto-text-indent="false"/>
      <style:text-properties officeooo:rsid="0063175a" officeooo:paragraph-rsid="006479e9"/>
    </style:style>
    <style:style style:name="P79" style:family="paragraph" style:parent-style-name="Text_20_body">
      <style:paragraph-properties fo:margin-left="0cm" fo:margin-right="0cm" fo:text-indent="0cm" style:auto-text-indent="false"/>
      <style:text-properties officeooo:rsid="006479e9" officeooo:paragraph-rsid="006479e9"/>
    </style:style>
    <style:style style:name="P80" style:family="paragraph" style:parent-style-name="Text_20_body">
      <style:paragraph-properties fo:margin-left="0cm" fo:margin-right="0cm" fo:text-indent="0cm" style:auto-text-indent="false"/>
      <style:text-properties officeooo:rsid="0065cf0c" officeooo:paragraph-rsid="0065cf0c"/>
    </style:style>
    <style:style style:name="P81" style:family="paragraph" style:parent-style-name="Text_20_body">
      <style:paragraph-properties fo:margin-left="0cm" fo:margin-right="0cm" fo:text-indent="0cm" style:auto-text-indent="false"/>
      <style:text-properties officeooo:rsid="0065d0ff" officeooo:paragraph-rsid="0065d0ff"/>
    </style:style>
    <style:style style:name="P82" style:family="paragraph" style:parent-style-name="Text_20_body">
      <style:paragraph-properties fo:margin-left="0cm" fo:margin-right="0cm" fo:text-indent="0cm" style:auto-text-indent="false"/>
      <style:text-properties officeooo:rsid="00677f18" officeooo:paragraph-rsid="00677f18"/>
    </style:style>
    <style:style style:name="P83" style:family="paragraph" style:parent-style-name="Text_20_body">
      <style:paragraph-properties fo:margin-left="0cm" fo:margin-right="0cm" fo:text-indent="0cm" style:auto-text-indent="false"/>
      <style:text-properties officeooo:rsid="0068c9ec" officeooo:paragraph-rsid="0068c9ec"/>
    </style:style>
    <style:style style:name="P84" style:family="paragraph" style:parent-style-name="Text_20_body">
      <style:paragraph-properties fo:margin-left="0cm" fo:margin-right="0cm" fo:text-indent="0cm" style:auto-text-indent="false"/>
      <style:text-properties officeooo:rsid="006a8d73" officeooo:paragraph-rsid="006bd283"/>
    </style:style>
    <style:style style:name="P85" style:family="paragraph" style:parent-style-name="Heading_20_2">
      <style:text-properties fo:language="en" fo:country="US"/>
    </style:style>
    <style:style style:name="P86" style:family="paragraph" style:parent-style-name="Heading_20_2">
      <style:text-properties fo:language="en" fo:country="US" officeooo:paragraph-rsid="00123b05"/>
    </style:style>
    <style:style style:name="P87" style:family="paragraph" style:parent-style-name="Heading_20_2">
      <style:text-properties officeooo:rsid="00264d2d"/>
    </style:style>
    <style:style style:name="P88" style:family="paragraph" style:parent-style-name="Heading_20_1">
      <style:text-properties fo:language="en" fo:country="US"/>
    </style:style>
    <style:style style:name="P89" style:family="paragraph" style:parent-style-name="Heading_20_1" style:list-style-name="">
      <style:text-properties fo:language="en" fo:country="US" officeooo:paragraph-rsid="00283cc1"/>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language="en" fo:country="US"/>
    </style:style>
    <style:style style:name="P92" style:family="paragraph" style:parent-style-name="Heading_20_1">
      <style:paragraph-properties fo:break-before="page"/>
      <style:text-properties fo:language="en" fo:country="US" officeooo:paragraph-rsid="00123b05"/>
    </style:style>
    <style:style style:name="P93" style:family="paragraph" style:parent-style-name="Heading_20_1" style:list-style-name="">
      <style:paragraph-properties fo:break-before="page"/>
      <style:text-properties fo:language="en" fo:country="US"/>
    </style:style>
    <style:style style:name="P94" style:family="paragraph" style:parent-style-name="Heading_20_1">
      <style:paragraph-properties fo:break-before="page"/>
      <style:text-properties fo:language="en" fo:country="US" officeooo:paragraph-rsid="00283cc1" fo:background-color="#ffff00"/>
    </style:style>
    <style:style style:name="P95" style:family="paragraph" style:parent-style-name="Heading_20_1">
      <style:paragraph-properties fo:break-before="page"/>
      <style:text-properties fo:language="en" fo:country="US" officeooo:paragraph-rsid="00798b78"/>
    </style:style>
    <style:style style:name="P96" style:family="paragraph" style:parent-style-name="Text_20_body" style:list-style-name="L2">
      <style:text-properties fo:language="en" fo:country="US"/>
    </style:style>
    <style:style style:name="P97" style:family="paragraph" style:parent-style-name="Text_20_body" style:list-style-name="L2">
      <style:text-properties fo:language="en" fo:country="US" officeooo:paragraph-rsid="00123b05"/>
    </style:style>
    <style:style style:name="P98" style:family="paragraph" style:parent-style-name="Text_20_body" style:list-style-name="L3">
      <style:text-properties fo:language="en" fo:country="US"/>
    </style:style>
    <style:style style:name="P99" style:family="paragraph" style:parent-style-name="Text_20_body" style:list-style-name="L3">
      <style:text-properties fo:language="en" fo:country="US" officeooo:paragraph-rsid="006db444"/>
    </style:style>
    <style:style style:name="P100" style:family="paragraph" style:parent-style-name="Text_20_body" style:list-style-name="">
      <style:text-properties fo:language="en" fo:country="US"/>
    </style:style>
    <style:style style:name="P101" style:family="paragraph" style:parent-style-name="Text_20_body" style:list-style-name="">
      <style:text-properties fo:language="en" fo:country="US" officeooo:paragraph-rsid="00123b05"/>
    </style:style>
    <style:style style:name="P102" style:family="paragraph" style:parent-style-name="Text_20_body" style:list-style-name="L4">
      <style:text-properties fo:language="en" fo:country="US"/>
    </style:style>
    <style:style style:name="P103" style:family="paragraph" style:parent-style-name="Text_20_body" style:list-style-name="L4">
      <style:text-properties fo:language="en" fo:country="US" officeooo:paragraph-rsid="0018fcd6"/>
    </style:style>
    <style:style style:name="P104" style:family="paragraph" style:parent-style-name="Text_20_body" style:list-style-name="">
      <style:text-properties fo:language="en" fo:country="US" officeooo:rsid="0018fcd6" officeooo:paragraph-rsid="0018fcd6"/>
    </style:style>
    <style:style style:name="P105" style:family="paragraph" style:parent-style-name="Text_20_body" style:list-style-name="L5">
      <style:text-properties fo:language="en" fo:country="US"/>
    </style:style>
    <style:style style:name="P106" style:family="paragraph" style:parent-style-name="Text_20_body" style:list-style-name="L7">
      <style:text-properties fo:language="en" fo:country="US" officeooo:rsid="004e38c3" officeooo:paragraph-rsid="004e38c3"/>
    </style:style>
    <style:style style:name="P107" style:family="paragraph" style:parent-style-name="Text_20_body" style:list-style-name="L7">
      <style:text-properties fo:language="en" fo:country="US" officeooo:rsid="004e6a52" officeooo:paragraph-rsid="004e6a52"/>
    </style:style>
    <style:style style:name="P108" style:family="paragraph" style:parent-style-name="Text_20_body" style:list-style-name="L8">
      <style:text-properties fo:language="en" fo:country="US" officeooo:rsid="0058de81" officeooo:paragraph-rsid="0058de81"/>
    </style:style>
    <style:style style:name="P109" style:family="paragraph" style:parent-style-name="Text_20_body" style:list-style-name="L9">
      <style:text-properties fo:language="en" fo:country="US" officeooo:rsid="0024fa38" officeooo:paragraph-rsid="0024fa38"/>
    </style:style>
    <style:style style:name="P110" style:family="paragraph" style:parent-style-name="Text_20_body" style:list-style-name="L10">
      <style:text-properties fo:language="en" fo:country="US" officeooo:paragraph-rsid="0037c55c"/>
    </style:style>
    <style:style style:name="P111" style:family="paragraph" style:parent-style-name="Text_20_body">
      <style:text-properties fo:language="en" fo:country="US" officeooo:rsid="0030380c" officeooo:paragraph-rsid="00798b78"/>
    </style:style>
    <style:style style:name="P112" style:family="paragraph" style:parent-style-name="Text_20_body">
      <style:text-properties fo:language="en" fo:country="US" officeooo:rsid="006fb34e" officeooo:paragraph-rsid="0073ebf9"/>
    </style:style>
    <style:style style:name="P113" style:family="paragraph" style:parent-style-name="Text_20_body" style:list-style-name="L10">
      <style:text-properties fo:language="en" fo:country="US" officeooo:paragraph-rsid="001968b9" fo:background-color="#ffff00"/>
    </style:style>
    <style:style style:name="P114" style:family="paragraph" style:parent-style-name="Text_20_body" style:list-style-name="L10">
      <style:text-properties fo:language="en" fo:country="US" officeooo:rsid="001968b9" officeooo:paragraph-rsid="001968b9" fo:background-color="#ffff00"/>
    </style:style>
    <style:style style:name="P115" style:family="paragraph" style:parent-style-name="Text_20_body" style:list-style-name="L10">
      <style:text-properties fo:language="en" fo:country="US" officeooo:rsid="0030380c" officeooo:paragraph-rsid="0030380c" fo:background-color="#ffff00"/>
    </style:style>
    <style:style style:name="P116" style:family="paragraph" style:parent-style-name="Text_20_body" style:list-style-name="L10">
      <style:text-properties fo:language="en" fo:country="US" officeooo:rsid="0030380c" officeooo:paragraph-rsid="0037c55c" fo:background-color="#ffff00"/>
    </style:style>
    <style:style style:name="P117" style:family="paragraph" style:parent-style-name="Text_20_body" style:list-style-name="L10">
      <style:text-properties fo:language="en" fo:country="US" officeooo:rsid="00306120" officeooo:paragraph-rsid="00306120" fo:background-color="#ffff00"/>
    </style:style>
    <style:style style:name="P118" style:family="paragraph" style:parent-style-name="Text_20_body" style:list-style-name="L10">
      <style:text-properties fo:language="en" fo:country="US" officeooo:rsid="0037c55c" officeooo:paragraph-rsid="0037c55c" fo:background-color="#ffff00"/>
    </style:style>
    <style:style style:name="P119" style:family="paragraph" style:parent-style-name="Text_20_body">
      <style:text-properties fo:language="en" fo:country="US" officeooo:rsid="00798b78" officeooo:paragraph-rsid="00798b78"/>
    </style:style>
    <style:style style:name="P120" style:family="paragraph" style:parent-style-name="Text_20_body">
      <style:text-properties fo:language="en" fo:country="US" officeooo:rsid="0031d752" officeooo:paragraph-rsid="00798b78"/>
    </style:style>
    <style:style style:name="P121" style:family="paragraph" style:parent-style-name="Text_20_body" style:list-style-name="L2">
      <style:text-properties officeooo:paragraph-rsid="00123b05"/>
    </style:style>
    <style:style style:name="P122" style:family="paragraph" style:parent-style-name="Text_20_body" style:list-style-name="L3"/>
    <style:style style:name="P123" style:family="paragraph" style:parent-style-name="Text_20_body" style:list-style-name="L6">
      <style:text-properties officeooo:rsid="0036d288" officeooo:paragraph-rsid="0036d288"/>
    </style:style>
    <style:style style:name="P124" style:family="paragraph" style:parent-style-name="Text_20_body" style:list-style-name="L7">
      <style:text-properties officeooo:rsid="004e38c3" officeooo:paragraph-rsid="004e38c3"/>
    </style:style>
    <style:style style:name="P125" style:family="paragraph" style:parent-style-name="Text_20_body" style:list-style-name="L7">
      <style:text-properties officeooo:rsid="004e6a52" officeooo:paragraph-rsid="004e6a52"/>
    </style:style>
    <style:style style:name="P126" style:family="paragraph" style:parent-style-name="Text_20_body" style:list-style-name="L12">
      <style:text-properties officeooo:paragraph-rsid="0073ebf9"/>
    </style:style>
    <style:style style:name="P127" style:family="paragraph" style:parent-style-name="Text_20_body" style:list-style-name="L12">
      <style:text-properties officeooo:rsid="0073ebf9" officeooo:paragraph-rsid="0073ebf9"/>
    </style:style>
    <style:style style:name="P128" style:family="paragraph" style:parent-style-name="Text_20_body">
      <style:text-properties officeooo:rsid="0073ebf9" officeooo:paragraph-rsid="0073ebf9"/>
    </style:style>
    <style:style style:name="P129" style:family="paragraph" style:parent-style-name="Text_20_body">
      <style:text-properties officeooo:rsid="0031d752" officeooo:paragraph-rsid="0031d752"/>
    </style:style>
    <style:style style:name="P130" style:family="paragraph" style:parent-style-name="Text_20_body">
      <style:paragraph-properties fo:margin-left="0cm" fo:margin-right="0cm" fo:text-indent="0cm" style:auto-text-indent="false"/>
      <style:text-properties officeooo:rsid="006479e9" officeooo:paragraph-rsid="006479e9"/>
    </style:style>
    <style:style style:name="P131" style:family="paragraph" style:parent-style-name="Text_20_body">
      <style:paragraph-properties fo:margin-left="0cm" fo:margin-right="0cm" fo:text-indent="0cm" style:auto-text-indent="false"/>
      <style:text-properties officeooo:rsid="0068c9ec" officeooo:paragraph-rsid="006a8d73"/>
    </style:style>
    <style:style style:name="P132" style:family="paragraph" style:parent-style-name="Text_20_body">
      <style:paragraph-properties fo:background-color="#ffff00">
        <style:background-image/>
      </style:paragraph-properties>
      <style:text-properties officeooo:rsid="0075d0f4" officeooo:paragraph-rsid="0075d0f4"/>
    </style:style>
    <style:style style:name="P133" style:family="paragraph" style:parent-style-name="Text_20_body">
      <style:paragraph-properties fo:background-color="#ffff00">
        <style:background-image/>
      </style:paragraph-properties>
      <style:text-properties officeooo:rsid="00768957" officeooo:paragraph-rsid="00768957"/>
    </style:style>
    <style:style style:name="P134" style:family="paragraph" style:parent-style-name="Text_20_body">
      <style:paragraph-properties fo:background-color="#ffff00">
        <style:background-image/>
      </style:paragraph-properties>
      <style:text-properties officeooo:rsid="0077fb02" officeooo:paragraph-rsid="0077fb02"/>
    </style:style>
    <style:style style:name="P135" style:family="paragraph" style:parent-style-name="Text_20_body">
      <style:paragraph-properties fo:background-color="#ffff00">
        <style:background-image/>
      </style:paragraph-properties>
      <style:text-properties officeooo:paragraph-rsid="00798b78"/>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officeooo:rsid="0018597b"/>
    </style:style>
    <style:style style:name="T16" style:family="text">
      <style:text-properties officeooo:rsid="001968b9"/>
    </style:style>
    <style:style style:name="T17" style:family="text">
      <style:text-properties officeooo:rsid="001a36af"/>
    </style:style>
    <style:style style:name="T18" style:family="text">
      <style:text-properties officeooo:rsid="001e6a64"/>
    </style:style>
    <style:style style:name="T19" style:family="text">
      <style:text-properties officeooo:rsid="00224cd4"/>
    </style:style>
    <style:style style:name="T20" style:family="text">
      <style:text-properties officeooo:rsid="002804d8"/>
    </style:style>
    <style:style style:name="T21" style:family="text">
      <style:text-properties officeooo:rsid="00282c77"/>
    </style:style>
    <style:style style:name="T22" style:family="text">
      <style:text-properties officeooo:rsid="00283cc1"/>
    </style:style>
    <style:style style:name="T23" style:family="text">
      <style:text-properties officeooo:rsid="002a3552"/>
    </style:style>
    <style:style style:name="T24" style:family="text">
      <style:text-properties officeooo:rsid="002a79cd"/>
    </style:style>
    <style:style style:name="T25" style:family="text">
      <style:text-properties officeooo:rsid="002aea88"/>
    </style:style>
    <style:style style:name="T26" style:family="text">
      <style:text-properties officeooo:rsid="002cd546"/>
    </style:style>
    <style:style style:name="T27" style:family="text">
      <style:text-properties officeooo:rsid="0030380c"/>
    </style:style>
    <style:style style:name="T28" style:family="text">
      <style:text-properties officeooo:rsid="00306120"/>
    </style:style>
    <style:style style:name="T29" style:family="text">
      <style:text-properties officeooo:rsid="0035f8d2"/>
    </style:style>
    <style:style style:name="T30" style:family="text">
      <style:text-properties officeooo:rsid="00364a08"/>
    </style:style>
    <style:style style:name="T31" style:family="text">
      <style:text-properties officeooo:rsid="0036d288"/>
    </style:style>
    <style:style style:name="T32" style:family="text">
      <style:text-properties officeooo:rsid="0037c55c"/>
    </style:style>
    <style:style style:name="T33" style:family="text">
      <style:text-properties officeooo:rsid="003afaab"/>
    </style:style>
    <style:style style:name="T34" style:family="text">
      <style:text-properties officeooo:rsid="003c1b14"/>
    </style:style>
    <style:style style:name="T35" style:family="text">
      <style:text-properties officeooo:rsid="003fe177"/>
    </style:style>
    <style:style style:name="T36" style:family="text">
      <style:text-properties officeooo:rsid="00403782"/>
    </style:style>
    <style:style style:name="T37" style:family="text">
      <style:text-properties officeooo:rsid="0041571f"/>
    </style:style>
    <style:style style:name="T38" style:family="text">
      <style:text-properties officeooo:rsid="004301b8"/>
    </style:style>
    <style:style style:name="T39" style:family="text">
      <style:text-properties officeooo:rsid="004645e3"/>
    </style:style>
    <style:style style:name="T40" style:family="text">
      <style:text-properties officeooo:rsid="0047ce26"/>
    </style:style>
    <style:style style:name="T41" style:family="text">
      <style:text-properties officeooo:rsid="00480c8c"/>
    </style:style>
    <style:style style:name="T42" style:family="text">
      <style:text-properties officeooo:rsid="004c0dd7"/>
    </style:style>
    <style:style style:name="T43" style:family="text">
      <style:text-properties officeooo:rsid="004d59f3"/>
    </style:style>
    <style:style style:name="T44" style:family="text">
      <style:text-properties officeooo:rsid="004e38c3"/>
    </style:style>
    <style:style style:name="T45" style:family="text">
      <style:text-properties officeooo:rsid="0050ee9a"/>
    </style:style>
    <style:style style:name="T46" style:family="text">
      <style:text-properties officeooo:rsid="0054e95c"/>
    </style:style>
    <style:style style:name="T47" style:family="text">
      <style:text-properties officeooo:rsid="00570450"/>
    </style:style>
    <style:style style:name="T48" style:family="text">
      <style:text-properties officeooo:rsid="0058de81"/>
    </style:style>
    <style:style style:name="T49" style:family="text">
      <style:text-properties officeooo:rsid="0059e783"/>
    </style:style>
    <style:style style:name="T50" style:family="text">
      <style:text-properties officeooo:rsid="005b2dc5"/>
    </style:style>
    <style:style style:name="T51" style:family="text">
      <style:text-properties officeooo:rsid="005cbae6"/>
    </style:style>
    <style:style style:name="T52" style:family="text">
      <style:text-properties officeooo:rsid="005da713"/>
    </style:style>
    <style:style style:name="T53" style:family="text">
      <style:text-properties officeooo:rsid="005e21f4"/>
    </style:style>
    <style:style style:name="T54" style:family="text">
      <style:text-properties officeooo:rsid="005f6cde"/>
    </style:style>
    <style:style style:name="T55" style:family="text">
      <style:text-properties officeooo:rsid="00614c69"/>
    </style:style>
    <style:style style:name="T56" style:family="text">
      <style:text-properties officeooo:rsid="0062861d"/>
    </style:style>
    <style:style style:name="T57" style:family="text">
      <style:text-properties officeooo:rsid="0063175a"/>
    </style:style>
    <style:style style:name="T58" style:family="text">
      <style:text-properties officeooo:rsid="002e6634"/>
    </style:style>
    <style:style style:name="T59" style:family="text">
      <style:text-properties officeooo:rsid="006479e9"/>
    </style:style>
    <style:style style:name="T60" style:family="text">
      <style:text-properties officeooo:rsid="0065cf0c"/>
    </style:style>
    <style:style style:name="T61" style:family="text">
      <style:text-properties officeooo:rsid="00669e62"/>
    </style:style>
    <style:style style:name="T62" style:family="text">
      <style:text-properties officeooo:rsid="006a8d73"/>
    </style:style>
    <style:style style:name="T63" style:family="text">
      <style:text-properties officeooo:rsid="006bd283"/>
    </style:style>
    <style:style style:name="T64" style:family="text">
      <style:text-properties officeooo:rsid="006c34c3"/>
    </style:style>
    <style:style style:name="T65" style:family="text">
      <style:text-properties officeooo:rsid="006db444"/>
    </style:style>
    <style:style style:name="T66" style:family="text">
      <style:text-properties officeooo:rsid="0072e75e"/>
    </style:style>
    <style:style style:name="T67" style:family="text">
      <style:text-properties officeooo:rsid="0077fb02"/>
    </style:style>
    <style:style style:name="T68" style:family="text">
      <style:text-properties officeooo:rsid="00798b78"/>
    </style:style>
    <style:style style:name="T69" style:family="text">
      <style:text-properties officeooo:rsid="0037c55c"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Scope and purpose of this document</text:h>
      <text:p text:style-name="P4">This document is intended to be a stand-alone specification of what is henceforth called "<text:span text:style-name="T1">TIFF/A</text:span>".</text:p>
      <text:p text:style-name="P5"><text:span text:style-name="T1">TIFF/A</text:span> is a subset of TIFF. The subset is chosen such that it meets specific goals. The most important ones are...</text:p>
      <text:list xml:id="list2159268136211834614" text:style-name="L2">
        <text:list-item>
          <text:p text:style-name="P121"><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96">It needs to circumvent anything that is ambiguous in the existing TIFF specifications, as well as real-life practice. We need a subset that contains only what anyone can unambiguously agree upon, now and in the foreseeable future.</text:p>
        </text:list-item>
        <text:list-item>
          <text:p text:style-name="P96">It needs to be free of patents and license restrictions. Whilst in our opinion compression support is an absolute requirement, the subset needs to be chosen such that any implied technology is free to use, and all required specifications <text:span text:style-name="T65">and possibly reference implementations </text:span>are freely available and widely adopted.</text:p>
        </text:list-item>
        <text:list-item>
          <text:p text:style-name="P97">It needs to cover the needs of the target user base. For instance, many digitization and archival project<text:span text:style-name="T65">s</text:span> struggle with a strict budget, and computer equipment is often times limited in many ways. The <text:span text:style-name="T1">TIFF/A</text:span> subset needs to be chosen such that it does not involve unnecessarily large processing. <text:span text:style-name="T65">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5">Whilst <text:span text:style-name="T1">TIFF/A</text:span> is a subset of TIFF, this document is meant to evolve into a stand-alone specification, for several reasons. </text:p>
      <text:list xml:id="list6799430992106534241" text:style-name="L3">
        <text:list-item>
          <text:p text:style-name="P122"><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98">Secondly, centralization of all required specification into a single document will ease implementation and conformance checking.</text:p>
        </text:list-item>
        <text:list-item>
          <text:p text:style-name="P99">Last, but certainly not least, this document aims to specify more then just a particular TIFF subset. It also contains guidelines for <text:span text:style-name="T65">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112">This TIFF/A document, aside from actually specifying TIFF/A, thus often mentions particular target applications. These applications include <text:span text:style-name="T66">e</text:span>ncoding and decoding, <text:span text:style-name="T66">but also “conversion”. This “converting” application covers a lot of functionality as it aims to convert TIFF into legit TIFF/A. </text:span></text:p>
      <text:list xml:id="list6610173279391346684" text:style-name="L12">
        <text:list-item>
          <text:p text:style-name="P126"><text:span text:style-name="T11">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span></text:p>
        </text:list-item>
        <text:list-item>
          <text:p text:style-name="P126"><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27"><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128"><text:span text:style-name="T2">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span></text:p>
      <text:p text:style-name="P132"><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32"><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33">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7">This </text:span>will always result in some possible input files being rejected with proper problem document, rather then being converted into legitimate TIFF/A.</text:p>
      <text:p text:style-name="P134">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34">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35"><text:span text:style-name="T67">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35"><text:span text:style-name="T2">However, we do not intend anything included in this document to be non-negotiable or final. At this stage, this document is a proposal, designed such that parts of it can be rejected with minimal impact on other parts that may get approval. </text:span></text:p>
      <text:p text:style-name="P135"><text:soft-page-break/><text:span text:style-name="T2">To ease this process, appendix </text:span><text:span text:style-name="T14">D</text:span><text:span text:style-name="T2"> contains an exhaustive enumeration of the particular parts and issues that require evaluation.</text:span></text:p>
      <text:p text:style-name="P119">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A, B, and C, provide such a direct comparison between TIFF, TIFF/IT, and TIFF/EP on the one hand, respectively, and TIFF/ on the other.</text:p>
      <text:p text:style-name="P7"/>
      <text:h text:style-name="P92"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4"/>
      <text:p text:style-name="P5">The first two bytes in <text:span text:style-name="T1">TIFF/A</text:span> are required to have the same value. This value is either ASCII "I" (decimal 73, hex 49) or ASCII "M" (decimal 77, hex 4D).</text:p>
      <text:p text:style-name="P4">These first two bytes are the byte order indicator. "M" is historically short for "Motorola", "I" is short for "Intel". "M" indicates network byte order, higher order bytes come first. "I" indicates reversed byte order, higher order bytes come last.</text:p>
      <text:p text:style-name="P4">This byte order indicator applies to anything that follows, from the subsequent version number, other members of the header specified below, all data members of the IFD structure, all tag values, up to and including even the actual image pixel color data.</text:p>
      <text:p text:style-name="P4">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5">We eliminate this ambiguity in <text:span text:style-name="T1">TIFF/A</text:span> by limiting image data to 8bit or 16bit integer, and 32bit or 64bit floating point.</text:p>
      <text:p text:style-name="P5">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5">Any other values, as well as premature EOF at this stage, needs to be regarded a fatal error in the <text:span text:style-name="T1">TIFF/A</text:span> auto-corrector, compliance checker and decoder.</text:p>
      <text:p text:style-name="P5">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5">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5">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5">Premature EOF at this stage, needs to be regarded a fatal error, in the <text:span text:style-name="T1">TIFF/A</text:span> auto-corrector and compliance checker and decoder.</text:p>
      <text:p text:style-name="P5">As usual, TIFF or <text:span text:style-name="T1">TIFF/A</text:span> encoders may chose to not support either ClassicTIFF, or BigTIFF. Decoders, however, need to support both.</text:p>
      <text:p text:style-name="P4">The second and final part of the header depends on this TIFF version.</text:p>
      <text:h text:style-name="P85"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4"/>
      <text:p text:style-name="P5">This second and final part of the Classic<text:span text:style-name="T1">TIFF/A</text:span> header specifies a 4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decoder.</text:p>
      <text:p text:style-name="P4">The ClassicTIFF/<text:span text:style-name="T1">A</text:span> file header is thus 8 bytes long.</text:p>
      <text:h text:style-name="P85"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4"/>
      <text:p text:style-name="P4">This second and final part of the BigTIFF/<text:span text:style-name="T1">A</text:span> header starts of with 2 unsigned 16bit integer members, with fixed values, respectively 8 and 0.</text:p>
      <text:p text:style-name="P5">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4">Immediately following these two members, is an 8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any decoder.</text:p>
      <text:p text:style-name="P4"><text:soft-page-break/>The BigTIFF/<text:span text:style-name="T1">A</text:span> file header is thus 16 bytes long.</text:p>
      <text:h text:style-name="P93" text:outline-level="1">2. Data block order, location, and organization</text:h>
      <text:h text:style-name="P100" text:outline-level="1">Any data block in TIFF is either the file header specified in previous section, or...</text:h>
      <text:list xml:id="list8560468636272246371" text:style-name="L4">
        <text:list-item>
          <text:h text:style-name="P102" text:outline-level="1">a TIFF IFD</text:h>
        </text:list-item>
        <text:list-item>
          <text:h text:style-name="P102" text:outline-level="1">Tag data</text:h>
        </text:list-item>
        <text:list-item>
          <text:h text:style-name="P103" text:outline-level="1">image strip or tile</text:h>
        </text:list-item>
      </text:list>
      <text:h text:style-name="P104" text:outline-level="1">ddd insert note on padding confusion here???</text:h>
      <text:h text:style-name="P100"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100"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100"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100"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100" text:outline-level="1">This serves multiple purposes...</text:h>
      <text:list xml:id="list2398552136199842186" text:style-name="L5">
        <text:list-item>
          <text:h text:style-name="P105" text:outline-level="1">Encoders can flush data in any order they see fit. They never need huge buffers. This is important because encoders can be low-memory devices like faxes and scanners.</text:h>
        </text:list-item>
        <text:list-item>
          <text:h text:style-name="P105"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101"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101"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91" text:outline-level="1">3. IFD tree</text:h>
      <text:p text:style-name="P4">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4">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4">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4">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5">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5"><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4">In TIFF, this IFD organization also evolved to eventually include IFDs that don't actually specify a raster image. The most common example, is the EXIF IFD.</text:p>
      <text:p text:style-name="P5">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85" text:outline-level="2">3.1. The IFD structure</text:h>
      <text:p text:style-name="P4">The datatypes of the member in this structure, depend on the TIFF version (ClassicTIFF or BigTIFF). The actual members of this structure, and their meaning, does not.</text:p>
      <text:p text:style-name="P4">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4"/>
      <text:p text:style-name="P4">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4"/>
      <text:p text:style-name="P4">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4"/>
      <text:p text:style-name="P4">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4"/>
      <text:p text:style-name="P4">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4">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4">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4">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4">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5">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4">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5">A tag count that is clearly incorrect should trigger behavior in <text:span text:style-name="T1">TIFF/A</text:span> auto-corrector and compliance checker, and decoder, that is very similar to the response to bad IFD offset described earlier.</text:p>
      <text:p text:style-name="P4">A premature EOF at this stage should also trigger that same error behavior, again attributing the error to the IFD.</text:p>
      <text:p text:style-name="P5">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4">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4"/>
      <text:p text:style-name="P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4">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4">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5">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4">BigTIFF is relatively new, but it's expected the Long/IFD issue will probably persist and we'll likely find there will be a similar Long8/IFD8 issue in the near future.</text:p>
      <text:p text:style-name="P4">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5">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5">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5">Some datatypes are not actually valid for any of the <text:span text:style-name="T1">TIFF/A</text:span> tags. They are thus marked "not defined in <text:span text:style-name="T1">TIFF/A</text:span>".</text:p>
      <text:p text:style-name="P5">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5">Wherever a <text:span text:style-name="T1">TIFF/A</text:span> decoder sees one datatype and expects another, and no conversion rule specified here can be used, this is to be regarded as an error attributed to the tag. Accessing the tag's data is impossible.</text:p>
      <text:p text:style-name="P4">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4">Following the tag datatype specifier, is the integer specification of the number of values in the tag data. The tag data is regarded an array of datatype. If it's a single element, it's simply an array of length 1.</text:p>
      <text:p text:style-name="P4">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4">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4">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4">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4">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2">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4">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5">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4">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4">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7">ddd insert note on IFD array/list confusion here???</text:p>
      <text:h text:style-name="P86" text:outline-level="2">3.2. The <text:span text:style-name="T1">TIFF/A</text:span> IFD tree</text:h>
      <text:p text:style-name="P8">Every IFD in a TIFF/A file is required to be an image IFD, as specified in section 4 (The TIFF/A image IFD).</text:p>
      <text:p text:style-name="P4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8">An IFD in the main single-linked list can point to child IFDs using the SubIFDs tag. Every child IFD contains the same image data, but image dimensions (meaning, horizontal and vertical pixel count) and/or colorspace specification should be different.</text:p>
      <text:p text:style-name="P43"><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9"><text:soft-page-break/>The following are examples of this SubIFD recommendation.</text:p>
      <text:p text:style-name="P44">Example 1.</text:p>
      <text:p text:style-name="P9"><text:tab/>Main list IFD: 4000x6000 pixels, 16 bits per channel sRGB</text:p>
      <text:p text:style-name="P9"><text:tab/>SubIFD 0: 4000x6000 pixels, 8 bits per channel sRGB</text:p>
      <text:p text:style-name="P9"><text:tab/>SubIFD 1: 1000x1500 pixels, 8 bits per channel sRGB</text:p>
      <text:p text:style-name="P9"><text:tab/>SubIFD 2: 250x375 pixels, 8 bits per channel sRGB</text:p>
      <text:p text:style-name="P9">Example 2</text:p>
      <text:p text:style-name="P9"><text:tab/>Main list IFD: 4000x6000 pixels, 8 bits per channel sRGB</text:p>
      <text:p text:style-name="P9"><text:tab/>SubIFD 0: 1000x1500 pixels, 8 bits per channel sRGB</text:p>
      <text:p text:style-name="P9"><text:tab/>SubIFD 1: 250x375 pixels, 8 bits per channel sRGB</text:p>
      <text:p text:style-name="P9">Example 3:</text:p>
      <text:p text:style-name="P9"><text:tab/>Main list IFD: 400x290 pixels, 8 bits per channel sRGB</text:p>
      <text:p text:style-name="P6">Many naive TIFF decoders, converters and renderers support only th<text:span text:style-name="T15">e </text:span>main list IFD<text:span text:style-name="T15">s</text:span>. They see only the correct full-sized and full-precision page IFDs in specified TIFF/A page and <text:span text:style-name="T18">ignore the </text:span>SubIFD organization. <text:span text:style-name="T15">Meaning, n</text:span>o support for any old-style raster relation specification nor for the new-style SubIFD tag nor for the TIFF/A recommendation is required <text:span text:style-name="T18">from </text:span>TIFF decoders, converters and renderers to at least arrive at correct results <text:span text:style-name="T15">when decoding a TIFF/A file</text:span>.</text:p>
      <text:p text:style-name="P6">A naive TIFF decoder that attempts to support any of the old-style raster relation specifications of TIFF, <text:span text:style-name="T15">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17">r</text:span> relation specifications.</text:p>
      <text:p text:style-name="P6">Any TIFF decoder that does support the SubIFDs tag, will not merely arrive at correct results, <text:span text:style-name="T15">but also see the downsamples in size and possibly colorspace, and make use of these as it sees fit.</text:span></text:p>
      <text:p text:style-name="P10">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17">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1">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3">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18">(Data block order, location, and organization)</text:span>.</text:p>
      <text:h text:style-name="P86" text:outline-level="2"><text:soft-page-break/>3.3. IFD relations outside the scope of the <text:span text:style-name="T1">TIFF/A</text:span> subset to be interpreted and converted by the <text:span text:style-name="T1">TIFF/A</text:span> auto-corrector</text:h>
      <text:p text:style-name="P14">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19">this IFD is part of </text:span>an old-style ambiguous way to include premade downsamples <text:span text:style-name="T19">in the TIFF file</text:span>. The auto-corrector needs to unlink this IFD from the list, resulting in unused ranges <text:span text:style-name="T19">and </text:span>the usual consequences. </text:p>
      <text:p text:style-name="P14">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6">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7">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5"/>
      <text:p text:style-name="P15"/>
      <text:h text:style-name="P90" text:outline-level="1">4. The <text:span text:style-name="T1">TIFF/A</text:span> image IFD</text:h>
      <text:h text:style-name="P87" text:outline-level="2">4.1 Image dimensions</text:h>
      <text:p text:style-name="P45">The ImageWidth and ImageLength tags are mandatory in any TIFF/A IFD.</text:p>
      <text:p text:style-name="P45">ImageWidth</text:p>
      <text:p text:style-name="P50">Tag identification code<text:tab/><text:tab/>256</text:p>
      <text:p text:style-name="P50">Type<text:tab/><text:tab/><text:tab/><text:tab/><text:tab/><text:span text:style-name="T22">3 </text:span>(Short, unsigned 16bit integer)</text:p>
      <text:p text:style-name="P50"><text:tab/><text:tab/><text:tab/><text:tab/><text:tab/><text:span text:style-name="T22">4 </text:span>(Long, unsigned 32bit integer) </text:p>
      <text:p text:style-name="P50">Count<text:tab/><text:tab/><text:tab/><text:tab/><text:tab/>1</text:p>
      <text:p text:style-name="P45">ImageLength</text:p>
      <text:p text:style-name="P50">Tag identification code<text:tab/><text:tab/>257</text:p>
      <text:p text:style-name="P50">Type<text:tab/><text:tab/><text:tab/><text:tab/><text:tab/><text:span text:style-name="T22">3 </text:span>(Short, unsigned 16bit integer)</text:p>
      <text:p text:style-name="P50"><text:tab/><text:tab/><text:tab/><text:tab/><text:tab/><text:span text:style-name="T22">4 </text:span>(Long, unsigned 32bit integer) </text:p>
      <text:p text:style-name="P50">Count<text:tab/><text:tab/><text:tab/><text:tab/><text:tab/>1</text:p>
      <text:p text:style-name="P56">The absence of either of these tags <text:span text:style-name="T20">with correct or convertible type and sensible value (i.e. not 0)</text:span>, results in an IFD-<text:span text:style-name="T23">image</text:span> error. A TIFF/A auto-corrector or compliance checker should emit this IFD-<text:span text:style-name="T23">image</text:span> error. The auto-corrector can offer to recover the file, at least, by unlinking this IFD.</text:p>
      <text:p text:style-name="P62">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24">to </text:span>applications that aim to provide insight in a TIFF file by enumerating IFDs and tags <text:span text:style-name="T24">for user inspection</text:span>, and rendering <text:span text:style-name="T24">the encoded </text:span>images, both. An IFD-local error signals to such an application that tags are completely inaccessible, <text:span text:style-name="T24">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63">Meaning, this specification continues to accurately distinguish IFD-local and IFD-image error situations, but most TIFF/A applications will want to implement both with a single code path.</text:p>
      <text:p text:style-name="P56">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56">XResolution</text:p>
      <text:p text:style-name="P50">Tag identification code<text:tab/><text:tab/>282</text:p>
      <text:p text:style-name="P50">Type<text:tab/><text:tab/><text:tab/><text:tab/><text:tab/><text:span text:style-name="T22">5 </text:span>(Rational, structure of 2 unsigned 32bit integers)</text:p>
      <text:p text:style-name="P50">Count<text:tab/><text:tab/><text:tab/><text:tab/><text:tab/>1</text:p>
      <text:p text:style-name="P56">YResolution</text:p>
      <text:p text:style-name="P50">Tag identification code<text:tab/><text:tab/>283</text:p>
      <text:p text:style-name="P50">Type<text:tab/><text:tab/><text:tab/><text:tab/><text:tab/><text:span text:style-name="T22">5 </text:span>(Rational, structure of 2 unsigned 32bit integers)</text:p>
      <text:p text:style-name="P50">Count<text:tab/><text:tab/><text:tab/><text:tab/><text:tab/>1</text:p>
      <text:p text:style-name="P56"><text:soft-page-break/>ResolutionUnit</text:p>
      <text:p text:style-name="P50">Tag identification code<text:tab/><text:tab/>296</text:p>
      <text:p text:style-name="P50">Type<text:tab/><text:tab/><text:tab/><text:tab/><text:tab/><text:span text:style-name="T22">3 </text:span>(Short, unsigned 16bit integer)</text:p>
      <text:p text:style-name="P50">Count<text:tab/><text:tab/><text:tab/><text:tab/><text:tab/>1</text:p>
      <text:p text:style-name="P50">Default<text:tab/><text:tab/><text:tab/><text:tab/>2 (Pixels per inch)</text:p>
      <text:p text:style-name="P56">If either the XResolution or the YResolution tag <text:span text:style-name="T20">with correct or convertible type and sensible value (i.e. not 0) </text:span>is not present in an IFD, <text:span text:style-name="T20">an aspect ratio of 1.0 is to be assumed and no further information on physical is present. Aspect ration of 1.0, also known as “square aspect ratio”, means that the width of a single pixel is equal to its height.</text:span></text:p>
      <text:p text:style-name="P57">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57"><text:tab/>1<text:tab/>No absolute unit of measurement. XResolution and YResolution, taken together, merely encode an aspect ratio that may be non-square.</text:p>
      <text:p text:style-name="P57"><text:tab/>2<text:tab/>The unit of the XResolution and YResolution is pixels per inch</text:p>
      <text:p text:style-name="P57"><text:tab/>3<text:tab/>The unit of the XResolution and YResolution is pixels per centimeter</text:p>
      <text:p text:style-name="P58">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21">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59">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46">The colorspace specification in a TIFF/A image IFD is derived from a multitude of tags.</text:p>
      <text:p text:style-name="P46">BitsPerSample</text:p>
      <text:p text:style-name="P51">Tag identification code<text:tab/><text:tab/>25<text:span text:style-name="T22">8</text:span></text:p>
      <text:p text:style-name="P51">Type<text:tab/><text:tab/><text:tab/><text:tab/><text:tab/><text:span text:style-name="T22">3 </text:span>(Short, unsigned 16bit integer)</text:p>
      <text:p text:style-name="P52">Count<text:tab/><text:tab/><text:tab/><text:tab/><text:tab/><text:span text:style-name="T23">SampleCount (see below)</text:span></text:p>
      <text:p text:style-name="P60">PhotometricInterpretation</text:p>
      <text:p text:style-name="P51">Tag identification code<text:tab/><text:tab/>2<text:span text:style-name="T22">62</text:span></text:p>
      <text:p text:style-name="P51">Type<text:tab/><text:tab/><text:tab/><text:tab/><text:tab/><text:span text:style-name="T22">3 </text:span>(Short, unsigned 16bit integer)</text:p>
      <text:p text:style-name="P51"><text:soft-page-break/>Count<text:tab/><text:tab/><text:tab/><text:tab/><text:tab/><text:span text:style-name="T22">1</text:span></text:p>
      <text:p text:style-name="P60">SamplesPerPixel</text:p>
      <text:p text:style-name="P51">Tag identification code<text:tab/><text:tab/><text:span text:style-name="T22">277</text:span></text:p>
      <text:p text:style-name="P51">Type<text:tab/><text:tab/><text:tab/><text:tab/><text:tab/><text:span text:style-name="T22">3 </text:span>(Short, unsigned 16bit integer)</text:p>
      <text:p text:style-name="P51">Count<text:tab/><text:tab/><text:tab/><text:tab/><text:tab/><text:span text:style-name="T22">1</text:span></text:p>
      <text:p text:style-name="P60">ExtraSamples</text:p>
      <text:p text:style-name="P51">Tag identification code<text:tab/><text:tab/><text:span text:style-name="T22">338</text:span></text:p>
      <text:p text:style-name="P51">Type<text:tab/><text:tab/><text:tab/><text:tab/><text:tab/><text:span text:style-name="T22">3 </text:span>(Short, unsigned 16bit integer)</text:p>
      <text:p text:style-name="P51">Count<text:tab/><text:tab/><text:tab/><text:tab/><text:tab/><text:span text:style-name="T22">Detailed below</text:span></text:p>
      <text:p text:style-name="P60">SampleFormat</text:p>
      <text:p text:style-name="P51">Tag identification code<text:tab/><text:tab/><text:span text:style-name="T22">339</text:span></text:p>
      <text:p text:style-name="P51">Type<text:tab/><text:tab/><text:tab/><text:tab/><text:tab/><text:span text:style-name="T22">3 </text:span>(Short, unsigned 16bit integer)</text:p>
      <text:p text:style-name="P52">Count<text:tab/><text:tab/><text:tab/><text:tab/><text:tab/><text:span text:style-name="T23">SampleCount (see below)</text:span></text:p>
      <text:p text:style-name="P61">A decoder should first investigate the PhotometricInterpretation tag. This tag is mandatory in TIFF and TIFF/A. There is no default value, and without this tag no sensible interpretation of the image data is possible. <text:span text:style-name="T24">Absence of this tag with correct or convertible datatype and correct count of 1 implies an IFD-image error.</text:span></text:p>
      <text:p text:style-name="P61">The PhotometricInterpretation tag provides some indication of “colorspace family”. In TIFF/A, the single only valid value is 2, meaning the colorspace is sRGB.</text:p>
      <text:p text:style-name="P61">From this tag value, any TIFF decoder should derive a value for what is henceforth called “BaseSampleCount”. This is the number of samples per pixel that are <text:span text:style-name="T23">implied by the image colorspace. As this colorspace is always sRGB in TIFF/A, BaseSampleCount is always 3.</text:span></text:p>
      <text:p text:style-name="P62">A decoder should next investigate the SamplesPerPixel tag. This tag i<text:span text:style-name="T26">s</text:span> mandatory in TIFF/A, because in TIFF it's specified to have a default value 1 that cannot ever be a valid value in TIFF/A. The value of the SamplesPerPixel tag is to be read, and is henceforth called “SampleCount”.</text:p>
      <text:p text:style-name="P63">If SampleCount does not equal or exceed BaseSampleCount, this is an IFD-image error situation.</text:p>
      <text:p text:style-name="P63">Next a decoder is to derive a value for what is henceforth called “ExtraSampleCount”, from the presence and count of the ExtraSamples tag. If this tag is not present <text:span text:style-name="T25">with correct or convertible datatype</text:span>, ExtraSampleCount is set to 0. If it is present, ExtraSampleCount should be set to the value count of the ExtraSamples tag.</text:p>
      <text:p text:style-name="P63">At this point, BaseSampleCount+ExtraSampleCount should equal SampleCount. <text:span text:style-name="T25">If it does not, this is an IFD-image error situation.</text:span></text:p>
      <text:p text:style-name="P64">If the decoder survives up to this point without throwing an IFD-image error, it has a basic understanding of the color image data encoded in this IFD, and it's ready to try and derive a more thorough conclusion on the pixel color datatype.</text:p>
      <text:p text:style-name="P64">It needs to next investigate the BitsPerSample tag. This tag is <text:span text:style-name="T23">mandatory in TIFF/A, because in TIFF it's specified to have a default value of 1 that cannot ever be a valid value in TIFF/A. </text:span>Absence of this tag with correct or convertible datatype implies an IFD-image error.</text:p>
      <text:p text:style-name="P64">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64"><text:soft-page-break/>However, in real-life TIFF a relatively common encoder mistake is to specify a single value for the BitsPerSample tag. If this is the case, a decoder should emit a non-fatal warning, and proceed as if the BitsPerSample tag did contain SampleCount values, with each value equal to the single actually given value.</text:p>
      <text:p text:style-name="P65">If the BitsPerSample value count is different from 1 and different from SampleCount, this is an IFD-image error.</text:p>
      <text:p text:style-name="P65">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65">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65">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27">SampleFormat </text:span>tag count is an IFD-image error.</text:p>
      <text:p text:style-name="P65">Again, TIFF does allow different channels or samples to have different SampleFormat values. Again, encoder and decoder support for this feature is very rare, and files that actually use this do not guarantee good <text:span text:style-name="T27">real-life </text:span>data interchange. And <text:span text:style-name="T27">finally, </text:span>again, TIFF/A requires all channels to have identical SampleFormat values.</text:p>
      <text:p text:style-name="P65">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27">A TIFF/A decoder is allowed to treat any other combination as an IFD-image error.</text:span></text:p>
      <text:p text:style-name="P66">If ExtraSampleCount is 0, then, at this point, the decoder has a complete understanding of the image colorspace. If It's not, it needs to take a second peek at the ExtraSamples tag.</text:p>
      <text:p text:style-name="P66">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66">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66">If a decoder sees any other values in this tag, it may or may not want to emit a non-fatal warning, depending on the desired level of verbosity, and next treat that value as if it were 0 (unspecified data).</text:p>
      <text:p text:style-name="P67">Multiple alpha channels are possible. For example, these alpha channels can implement masks, each selecting some meaningful parts of the image. Multiple unspecified channels are possible. Alpha channels and unspecified channels may be present in any order.</text:p>
      <text:p text:style-name="P67"><text:soft-page-break/>Without application-specific context, a naive TIFF/A renderer is recommended to take the first alpha channel as a true transparency mask, if there is at least one alpha channel. A naive renderer would be correct to completely ignore any unspecified channels, as well as any alpha channel beyond the first one.</text:p>
      <text:p text:style-name="P67">Typical usage scenario's for unspecified channels are elevation data in geospatial imagery, x-ray data in scans of painting, etc...</text:p>
      <text:p text:style-name="P68">With unsigned integer sample formats, sRGB is encoded as expected, meaning RGB(0,0,0) is black and RGB(x,x,x) with x representing the maximum integer value that fits the sample formats (either 255 or 65535), is white.</text:p>
      <text:p text:style-name="P68">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68">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69">In application-specific extra samples, the range may depend on the particular application. Still, it is highly recommended to make sure the range makes some sense when naive viewers render the single application-specific channel as if it were a single linear<text:span text:style-name="T30"> </text:span>brightness channel with above specified ranges. </text:p>
      <text:p text:style-name="P69">For example, when encoding a floating point elevation data channel in a geospatial application, one may be mistakenly tempted to equate 0.0 to sea level and 1.0 to one metric unit <text:span text:style-name="T29">of elevation </text:span>like for example 1 meter. This would however result in 99.9% of <text:span text:style-name="T29">usual elevation channel data </text:span>being out of the range <text:span text:style-name="T29">expected by </text:span>a naive viewer that is unaware of your application and convention, and you'd be unable to use TIFF analysis tools to quickly view and visually <text:span text:style-name="T29">inspect </text:span>the channel, extract the channel into a linear<text:span text:style-name="T30"> brightness </text:span>image and do some quick imaging operations with <text:span text:style-name="T29">general imaging tools </text:span>that are unaware of your particular application, etc. <text:span text:style-name="T29">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70">The TIFF/A compliance checker is required to emit an IFD-image error whenever specified above as being the appropriate response in the context of a decoder. It is <text:span text:style-name="T31">also </text:span>required to emit any warning that is optional in the context of a decoder.</text:p>
      <text:p text:style-name="P71">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1122914617943028139" text:style-name="L6">
        <text:list-item>
          <text:p text:style-name="P123">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23">If the PhotometricInterpretation tag is not found, the TIFF/A decoder cannot deal with the situation and is required to issue an IFD-image error. So is the compliance checker. A minimally functional TIFF/A auto-corrector is allowed to exhibit the same behavior. A more <text:soft-page-break/>elaborate auto-corrector may emit a warning describing the situation, and try and check other tags, detect known output of badly behaving TIFF encoders, and draw conclusions from that in order to <text:span text:style-name="T32">guess the PhotometricInterpretation and </text:span>make sense of the IFD nonetheless, and convert it to a valid TIFF/A IFD.</text:p>
        </text:list-item>
        <text:list-item>
          <text:p text:style-name="P123">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47">It follows that while this TIFF/A specification does aim to fully specify the minim<text:span text:style-name="T33">um</text:span> functionality <text:span text:style-name="T33">required </text:span>in a compliant TIFF/A auto-corrector, the full functionality of a more elaborate auto-corrector is not within the scope of this document.</text:p>
      <text:h text:style-name="P85" text:outline-level="2">4.3 Raster organization</text:h>
      <text:p text:style-name="P24">A decoder is to interpret image dimensions and colorspace before it can attempt to derive raster organization. See sections 4.1 (Image dimensions) and 4.2 (Image colorspace).</text:p>
      <text:p text:style-name="P24">In TIFF and TIFF/A, the following tags define raster organization.</text:p>
      <text:p text:style-name="P48">Orientation</text:p>
      <text:p text:style-name="P53">Tag identification code<text:tab/><text:tab/><text:span text:style-name="T34">274</text:span></text:p>
      <text:p text:style-name="P53">Type<text:tab/><text:tab/><text:tab/><text:tab/><text:tab/><text:span text:style-name="T22">3 </text:span>(Short, unsigned 16bit integer)</text:p>
      <text:p text:style-name="P53">Count<text:tab/><text:tab/><text:tab/><text:tab/><text:tab/>1</text:p>
      <text:p text:style-name="P48">PlanarConfiguration</text:p>
      <text:p text:style-name="P53">Tag identification code<text:tab/><text:tab/><text:span text:style-name="T34">284</text:span></text:p>
      <text:p text:style-name="P53">Type<text:tab/><text:tab/><text:tab/><text:tab/><text:tab/><text:span text:style-name="T22">3 </text:span>(Short, unsigned 16bit integer)</text:p>
      <text:p text:style-name="P53">Count<text:tab/><text:tab/><text:tab/><text:tab/><text:tab/>1</text:p>
      <text:p text:style-name="P48">RowsPerStrip</text:p>
      <text:p text:style-name="P53">Tag identification code<text:tab/><text:tab/><text:span text:style-name="T34">278</text:span></text:p>
      <text:p text:style-name="P53">Type<text:tab/><text:tab/><text:tab/><text:tab/><text:tab/><text:span text:style-name="T22">3 </text:span>(Short, unsigned 16bit integer)</text:p>
      <text:p text:style-name="P53"><text:tab/><text:tab/><text:tab/><text:tab/><text:tab/><text:span text:style-name="T22">4 </text:span>(Long, unsigned 32bit integer) </text:p>
      <text:p text:style-name="P53">Count<text:tab/><text:tab/><text:tab/><text:tab/><text:tab/>1</text:p>
      <text:p text:style-name="P48">StripByteCounts</text:p>
      <text:p text:style-name="P53">Tag identification code<text:tab/><text:tab/><text:span text:style-name="T34">279</text:span></text:p>
      <text:p text:style-name="P53">Type in ClassicTIFF/A<text:tab/><text:tab/><text:span text:style-name="T22">3 </text:span>(Short, unsigned 16bit integer)</text:p>
      <text:p text:style-name="P53"><text:tab/><text:tab/><text:tab/><text:tab/><text:tab/><text:span text:style-name="T22">4 </text:span>(Long, unsigned 32bit integer) </text:p>
      <text:p text:style-name="P53">Additional Type in BigTIFF/A<text:tab/><text:span text:style-name="T22">16 </text:span>(Long8, unsigned 64bit integer)</text:p>
      <text:p text:style-name="P53">Count<text:tab/><text:tab/><text:tab/><text:tab/><text:tab/><text:span text:style-name="T34">StripCount</text:span></text:p>
      <text:p text:style-name="P48">StripOffsets</text:p>
      <text:p text:style-name="P53">Tag identification code<text:tab/><text:tab/><text:span text:style-name="T34">273</text:span></text:p>
      <text:p text:style-name="P53">Type in ClassicTIFF/A<text:tab/><text:tab/><text:span text:style-name="T22">3 </text:span>(Short, unsigned 16bit integer)</text:p>
      <text:p text:style-name="P53"><text:soft-page-break/><text:tab/><text:tab/><text:tab/><text:tab/><text:tab/><text:span text:style-name="T22">4 </text:span>(Long, unsigned 32bit integer) </text:p>
      <text:p text:style-name="P53">Additional Type in BigTIFF/A<text:tab/><text:span text:style-name="T22">16 </text:span>(Long8, unsigned 64bit integer)</text:p>
      <text:p text:style-name="P53">Count<text:tab/><text:tab/><text:tab/><text:tab/><text:tab/><text:span text:style-name="T34">StripCount</text:span></text:p>
      <text:p text:style-name="P48">TileWidth</text:p>
      <text:p text:style-name="P53">Tag identification code<text:tab/><text:tab/><text:span text:style-name="T34">322</text:span></text:p>
      <text:p text:style-name="P53">Type<text:tab/><text:tab/><text:tab/><text:tab/><text:tab/><text:span text:style-name="T22">3 </text:span>(Short, unsigned 16bit integer)</text:p>
      <text:p text:style-name="P53"><text:tab/><text:tab/><text:tab/><text:tab/><text:tab/><text:span text:style-name="T22">4 </text:span>(Long, unsigned 32bit integer) </text:p>
      <text:p text:style-name="P53">Count<text:tab/><text:tab/><text:tab/><text:tab/><text:tab/>1</text:p>
      <text:p text:style-name="P48">TileLength</text:p>
      <text:p text:style-name="P53">Tag identification code<text:tab/><text:tab/><text:span text:style-name="T34">323</text:span></text:p>
      <text:p text:style-name="P53">Type<text:tab/><text:tab/><text:tab/><text:tab/><text:tab/><text:span text:style-name="T22">3 </text:span>(Short, unsigned 16bit integer)</text:p>
      <text:p text:style-name="P53"><text:tab/><text:tab/><text:tab/><text:tab/><text:tab/><text:span text:style-name="T22">4 </text:span>(Long, unsigned 32bit integer) </text:p>
      <text:p text:style-name="P53">Count<text:tab/><text:tab/><text:tab/><text:tab/><text:tab/>1</text:p>
      <text:p text:style-name="P48">TileByteCounts</text:p>
      <text:p text:style-name="P53">Tag identification code<text:tab/><text:tab/><text:span text:style-name="T34">325</text:span></text:p>
      <text:p text:style-name="P53">Type in ClassicTIFF/A<text:tab/><text:tab/><text:span text:style-name="T22">3 </text:span>(Short, unsigned 16bit integer)</text:p>
      <text:p text:style-name="P53"><text:tab/><text:tab/><text:tab/><text:tab/><text:tab/><text:span text:style-name="T22">4 </text:span>(Long, unsigned 32bit integer) </text:p>
      <text:p text:style-name="P53">Additional Type in BigTIFF/A<text:tab/><text:span text:style-name="T22">16 </text:span>(Long8, unsigned 64bit integer)</text:p>
      <text:p text:style-name="P53">Count<text:tab/><text:tab/><text:tab/><text:tab/><text:tab/><text:span text:style-name="T34">TileCount</text:span></text:p>
      <text:p text:style-name="P48">TileOffsets</text:p>
      <text:p text:style-name="P55">Tag identification code<text:tab/><text:tab/>324</text:p>
      <text:p text:style-name="P53">Type in ClassicTIFF/A<text:tab/><text:tab/><text:span text:style-name="T22">3 </text:span>(Short, unsigned 16bit integer)</text:p>
      <text:p text:style-name="P53"><text:tab/><text:tab/><text:tab/><text:tab/><text:tab/><text:span text:style-name="T22">4 </text:span>(Long, unsigned 32bit integer) </text:p>
      <text:p text:style-name="P53">Additional Type in BigTIFF/A<text:tab/><text:span text:style-name="T22">16 </text:span>(Long8, unsigned 64bit integer)</text:p>
      <text:p text:style-name="P53">Count<text:tab/><text:tab/><text:tab/><text:tab/><text:tab/><text:span text:style-name="T34">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4">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text:soft-page-break/>8 = The 0th row represents the visual left-hand side of the image, and the 0th column represents the visual bottom. </text:p>
      <text:p text:style-name="P20">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6">minimally functional </text:span>TIFF/A auto-corrector is required to emit a warning and remove the Orientation tag, effectively ensuring default value 1.</text:p>
      <text:p text:style-name="P22">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3">On low-memory devices, or when potentially huge rasters are involved, having a complete buffer and rotating the raster internally may be problematic. In such cases, using the Orientation tag is recommended as the lesser of two evils.</text:p>
      <text:p text:style-name="P23">When rotating a pre-existing TIFF IFD, it is also recommended to use this tag, avoiding the need for reading, decoding, buffering, rotating, encoding, and rewriting the IFD raster data.</text:p>
      <text:p text:style-name="P23">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5">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5">Next up, the decoder needs to read the PlanarConfiguration tag. This tag is not mandatory, if it is not present the default value 1 is assumed. If it is present, the following are valid values.</text:p>
      <text:p text:style-name="P25">1 = Chunky</text:p>
      <text:p text:style-name="P25">2 = Planar</text:p>
      <text:p text:style-name="P21">If the tag is present, but its datatype is not convertible, or its value is not any of the above specified valid values, a decoder may want to emit a warning depending on its desired level of verbosity, and next proceed as if <text:span text:style-name="T36">PlanarConfiguration</text:span> has the default value 1. In this situation, a TIFF/A compliance checker is required to emit a warning and proceed as if <text:span text:style-name="T36">PlanarConfiguration</text:span> has the default value 1. A <text:span text:style-name="T36">minimally functional </text:span>TIFF/A auto-corrector is required to emit a warning and remove the <text:span text:style-name="T36">PlanarConfiguration</text:span> tag, effectively ensuring default value 1.</text:p>
      <text:p text:style-name="P25">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37">s</text:span> for all pixels, <text:span text:style-name="T37">the G values for all pixels for all pixels are stored, etc.</text:span></text:p>
      <text:p text:style-name="P26">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38">But, again, on encoding low-memory devices, or when streaming potentially huge rasters, the </text:span><text:soft-page-break/><text:span text:style-name="T38">inability to buffer means the availability of data rather then decoder considerations will dictate raster organization choices.</text:span></text:p>
      <text:p text:style-name="P25">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39">to </text:span>BitsPerSample.</text:p>
      <text:p text:style-name="P27">Next up, the decoder should try and determine whether the IFD is striped or tiled. Both schemes divide raster data into more manageable chunks. </text:p>
      <text:p text:style-name="P27">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0">t</text:span> most RowsPerStrip.</text:p>
      <text:p text:style-name="P27">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0">so as to fit the plane raster dimensions.</text:span></text:p>
      <text:p text:style-name="P37">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7">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1">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8">If a decoder sees the StripByteCounts or StripOffsets tag, it is to assume<text:span text:style-name="T52">d</text:span> the IFD is strip organized. It should next check that both StripByteCounts and StripOffsets are present, and that none of TileWidth, TileLength, TileByteCounts, or TileOffsets is present. If that check fails, this is an IFD-image error. </text:p>
      <text:p text:style-name="P39">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9">If a decoder does not see StripByteCounts nor StripOffsets, it is assumed the IFD is tile organized. <text:soft-page-break/>It should next check that the TileWidth, TileLength, TileByteCounts and TileOffsets tags are present, and that none of RowsPerStrip, StripByteCounts and StripOffsets tags are present. If that check fails, this is an IFD-image error.</text:p>
      <text:p text:style-name="P39">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40">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40">If the value count of either the tag pointed to by StrileByteCounts or the tag pointed to by StrileOffsets does not equal StrileCount, this is an IFD-image error.</text:p>
      <text:p text:style-name="P40">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41">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8">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1">TIFF codecs can also support partial access to rasters, with minimal overhead in one or both dimensions, given an IFD is configured to make proper use of strips or tiles respectively.</text:span></text:p>
      <text:p text:style-name="P28">As hardware capabilities have grown over the last couple of decades, <text:span text:style-name="T41">so have </text:span>the minimum dimension<text:span text:style-name="T41">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9">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text:soft-page-break/>overhead involved and resort to the opposite extreme, sometimes encoding huge rasters as a single strip. We thus feel it is important to redefine the recommendation. The present- and future-proof most important reason<text:span text:style-name="T47">s</text:span> to divide plane rasters in strips or tiles is <text:span text:style-name="T47">good decoding access to partial rasters, </text:span>memory management, <text:span text:style-name="T47">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2">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0"><text:span text:style-name="T42">Thus, w</text:span>e recommend <text:span text:style-name="T42">a </text:span>size threshold to be loosely <text:span text:style-name="T42">equal to about half the number of pixels in the </text:span>average, lower to middle-end <text:span text:style-name="T45">consumer </text:span>display. At the time of writing, <text:span text:style-name="T42">the pixel dimensions of such a </text:span>display is probably about 1920<text:span text:style-name="T42">x1</text:span>080, so the current threshold recommendation is somewhere in the range of <text:span text:style-name="T42">1.0 </text:span>megabyte. Divide this number by the number of bytes per pixel in a single plane, so as to convert from a memory size target, to a pixel count target. Next, take the square root, <text:span text:style-name="T43">and round up to the nearest integer, </text:span>so as to convert <text:span text:style-name="T42">to </text:span>a tile width or height target.</text:p>
      <text:p text:style-name="P31">If the resulting number <text:span text:style-name="T44">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3">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2">For example, suppose we fix the size threshold recommendation at 1.0 megabyte, and aim to encode a 5426x10528 8 bits per channel sRGB image in a single plane.</text:p>
      <text:list xml:id="list5157084700027651373" text:style-name="L7">
        <text:list-item>
          <text:p text:style-name="P106">Size threshold 1.0 mega = 1048576</text:p>
        </text:list-item>
        <text:list-item>
          <text:p text:style-name="P106">The number of bytes per pixel in a single plane is 3. Dividing by 3 yields a pixel count target of 349525.3.</text:p>
        </text:list-item>
        <text:list-item>
          <text:p text:style-name="P106">Taking the square root and rounding up to the nearest integer, yields a tile width or height target of 592.</text:p>
        </text:list-item>
        <text:list-item>
          <text:p text:style-name="P106">592 is smaller then the image width of 5426, so we will be tiling.</text:p>
        </text:list-item>
        <text:list-item>
          <text:p text:style-name="P106">Dividing the image width 5426 by 592 and rounding up to the nearest integer, yields a horizontal tile count of 10.</text:p>
        </text:list-item>
        <text:list-item>
          <text:p text:style-name="P106">Dividing the image width 5426 by 10 and rounding up to the nearest integer, yields an improved padding minimizing tile width of 543.</text:p>
        </text:list-item>
        <text:list-item>
          <text:p text:style-name="P124"><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25"><text:span text:style-name="T2">Dividing size threshold </text:span><text:span text:style-name="T7">1048576, </text:span><text:span text:style-name="T2">by the number of byte per tile line 544*3, and rounding up </text:span><text:soft-page-break/><text:span text:style-name="T2">to the nearest integer, yields a tile height of 643.</text:span></text:p>
        </text:list-item>
        <text:list-item>
          <text:p text:style-name="P107">Dividing the image height 10528 by 643 and rounding up to the nearest integer, yields a vertical tile count of 17.</text:p>
        </text:list-item>
        <text:list-item>
          <text:p text:style-name="P10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5">which </text:span>is indeed pretty close to our original size target <text:span text:style-name="T45">even if we do expect some deviation here as a consequence of minimizing the padding requirement</text:span>.)</text:p>
        </text:list-item>
      </text:list>
      <text:p text:style-name="P33">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6">to </text:span>support any strip and tile dimensions. It is permissible for a decoder to emit a non-fatal warning when TileWidth is not a multiple of 16, but support for these values is required.</text:p>
      <text:p text:style-name="P34">A TIFF/A compliance checker or <text:span text:style-name="T48">a minimally functional </text:span>auto-corrector are required to emit a warning when TileWidth is not a multiple of 16. This warning must clearly state that TileWidth does not comply with TIFF/A. The auto-corrector must support rewriting the IFD <text:span text:style-name="T47">with a correct choice for TileWidth.</text:span></text:p>
      <text:p text:style-name="P35">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5">The recommended algorithm for detecting “clearly very different from above recommendation”, is the following.</text:p>
      <text:list xml:id="list5699500268865470559" text:style-name="L8">
        <text:list-item>
          <text:p text:style-name="P108">If the IFD uses strips, set MinSize to equal <text:span text:style-name="T53">the maximum of </text:span>RowsPerStrip <text:span text:style-name="T53">and PlaneLength</text:span>, <text:span text:style-name="T53">next set </text:span>MaxSize to equal the maximum of <text:span text:style-name="T53">MinSize and PlaneWidth</text:span>. If the IFD uses tiles, set MinSize to equal the minimum of TileWidth and TileLength, and MaxSize to equal the maximum of TileWidth and TileLength.</text:p>
        </text:list-item>
        <text:list-item>
          <text:p text:style-name="P108">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49">We'll call this “RecSize” henceforth.</text:span></text:p>
        </text:list-item>
        <text:list-item>
          <text:p text:style-name="P108">If MinSize*<text:span text:style-name="T54">3</text:span> is less then <text:span text:style-name="T49">RecSize, or RecSize*3 is less then MaxSize, this constitutes “clearly very different”.</text:span></text:p>
        </text:list-item>
      </text:list>
      <text:p text:style-name="P36">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0">deemed</text:span> valid TIFF/A today, be flagged invalid tomorrow, or the other way around. This <text:span text:style-name="T50">issue concerns</text:span> optimal and suboptimal, not valid and invalid.</text:p>
      <text:h text:style-name="Heading_20_2" text:outline-level="2"><text:soft-page-break/>4.4 Compression</text:h>
      <text:p text:style-name="P49">Compression</text:p>
      <text:p text:style-name="P54">Tag identification code<text:tab/><text:tab/><text:span text:style-name="T55">259</text:span></text:p>
      <text:p text:style-name="P54">Type<text:tab/><text:tab/><text:tab/><text:tab/><text:tab/><text:span text:style-name="T22">3 </text:span>(Short, unsigned 16bit integer)</text:p>
      <text:p text:style-name="P54">Count<text:tab/><text:tab/><text:tab/><text:tab/><text:tab/>1</text:p>
      <text:p text:style-name="P49">Predictor</text:p>
      <text:p text:style-name="P54">Tag identification code<text:tab/><text:tab/><text:span text:style-name="T55">317</text:span></text:p>
      <text:p text:style-name="P54">Type<text:tab/><text:tab/><text:tab/><text:tab/><text:tab/><text:span text:style-name="T22">3 </text:span>(Short, unsigned 16bit integer)</text:p>
      <text:p text:style-name="P54">Count<text:tab/><text:tab/><text:tab/><text:tab/><text:tab/>1</text:p>
      <text:p text:style-name="P72">TIFF supports a vast array of compression options. TIFF/A, in the interest of interoperability, simplicity, licensing and patent issues, as well as for ensuring the subset is future-proof, limits the compression options to uncompressed or flate compressed.</text:p>
      <text:p text:style-name="P73">That limits the valid values for the Compression tag to...</text:p>
      <text:p text:style-name="P73">1 = No compression</text:p>
      <text:p text:style-name="P73">8 = Flate compression</text:p>
      <text:p text:style-name="P73">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73">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81">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75">In principle, the Predictor scheme is unrelated to the Compression scheme. In TIFF and TIFF/A, valid values for the Predictor tag are...</text:p>
      <text:p text:style-name="P73">1 = No prediction</text:p>
      <text:p text:style-name="P73">2 = Horizontal prediction</text:p>
      <text:p text:style-name="P76">Adobe built a specification supplement defining a third value, specifically <text:span text:style-name="T57">concerning </text:span>prediction for floating point data, but <text:span text:style-name="T57">to this date </text:span>it <text:span text:style-name="T57">did not </text:span>g<text:span text:style-name="T57">e</text:span>t published. <text:span text:style-name="T57">For this reason, </text:span>it's not included in TIFF/A, <text:span text:style-name="T57">e</text:span>ven though it's undeniably useful.</text:p>
      <text:p text:style-name="P73">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77">Horizontal prediction is only defined in combination with integer raster pixel data, i.e. when SampleFormat is <text:span text:style-name="T58">1 </text:span>(<text:span text:style-name="T58">unsigned integer data</text:span>). For more information on SampleFormat, see section 4.2 (Image colorspace). If Prediction is combined with any different SampleFormat, a TIFF/A decoder <text:soft-page-break/>is required to emit an IFD-image error.</text:p>
      <text:p text:style-name="P74">A TIFF/A compliance checker should emit <text:span text:style-name="T56">a warning or </text:span>an IFD-image error under the same conditions <text:span text:style-name="T57">the decoder should</text:span>. The minimum requirement for a TIFF/A auto-corrector, is the same, <text:span text:style-name="T56">though the warning should be accompanied by an auto-correction action of removing the Predictor tag, therefore resetting Prediction to its default value.</text:span> A more functional TIFF/A auto-corrector is allowed to support automatic conversion from different <text:span text:style-name="T56">prediction </text:span>schemes and rewrite the IFD to point to either <text:span text:style-name="T56">unpredicted or horizontally predicted</text:span> raster data<text:span text:style-name="T56">.</text:span></text:p>
      <text:p text:style-name="P78">Inside the encoder, horizontal prediction, if any, is applied to the image data before compression. Its aim is to reduce the amount of information encoded in each pixel, by subtracting the horizontally preceding pixel likely resembling it. The first <text:span text:style-name="T59">pixel </text:span>on every line in a “strile”, remains unchanged. <text:span text:style-name="T59">In a strile encoding a single channel, this operation can be visualized as follows.</text:span></text:p>
      <text:p text:style-name="P79">Before applying prediction in the encoder:</text:p>
      <text:p text:style-name="P79"><text:tab/>R0<text:tab/><text:tab/>R1<text:tab/><text:tab/>R2<text:tab/><text:tab/>R3<text:tab/><text:tab/>R4<text:tab/><text:tab/>...</text:p>
      <text:p text:style-name="P79">After applying prediction, before applying compression</text:p>
      <text:p text:style-name="P79"><text:tab/>R0<text:tab/><text:tab/>R1-R0<text:tab/><text:tab/>R2-R1<text:tab/><text:tab/>R3-R2<text:tab/><text:tab/>R4-R3<text:tab/><text:tab/>...</text:p>
      <text:p text:style-name="P79">Note that the operation applies to pixels, meaning, if the plane contains multiple channels, the value that is subtracted from each channel value, is to be taken from the same channel in the previous pixel.</text:p>
      <text:p text:style-name="P79">Before applying prediction in the encoder:</text:p>
      <text:p text:style-name="P79"><text:tab/>R0<text:tab/><text:tab/>G0<text:tab/><text:tab/>B0<text:tab/><text:tab/>R1<text:tab/><text:tab/>G1<text:tab/><text:tab/>…</text:p>
      <text:p text:style-name="P79">After applying prediction, before applying compression</text:p>
      <text:p text:style-name="P79"><text:tab/>R0<text:tab/><text:tab/>G0<text:tab/><text:tab/>B0<text:tab/><text:tab/>R1-R0<text:tab/><text:tab/>G1-G0<text:tab/><text:tab/>…</text:p>
      <text:p text:style-name="P79">Conversely, in the decoder, removal of horizontal prediction, if any, is to be applied after decompression.</text:p>
      <text:p text:style-name="P79">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0">correct </text:span>sense. <text:span text:style-name="T60">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80">Conversely, in the decoder, if byteswapping is necessary (when channel data is multiple bytes in size and file byte order differs from native machine byte order), the byteswapping stage is to be positioned in between decompression and deprediction stages.</text:p>
      <text:p text:style-name="P81">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81">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81"><text:soft-page-break/>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1">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82">That may not be all that is required. It may be deemed useful or maybe even necessary for the codec to support PlanarConfiguration conversions, <text:span text:style-name="T62">for the same reasons</text:span>. It's easy to end up with a multiple of said 64 combinations. <text:span text:style-name="T62">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83">Of course, one could opt to apply this principle of implementing independent codec paths to several parts of the way, <text:span text:style-name="T62">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3">s</text:span> of <text:span text:style-name="T63">existing </text:span>routines using newer generations of SIMD optimization, or whatever. The design can very feasibly grow to support the full TIFF pipeline one day, <text:span text:style-name="T64">or even go beyond that and add proprietary functionality in closed systems</text:span>.</text:p>
      <text:p text:style-name="P131">TIFF, at its core, should always be regarded as a multiplication of individual features, never as an enumeration of particular feature combinations.</text:p>
      <text:p text:style-name="P84">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4">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text:span><text:soft-page-break/><text:span text:style-name="T64">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43346521436888174" text:style-name="L9">
        <text:list-item>
          <text:list>
            <text:list-item>
              <text:p text:style-name="P109">SubIFDs</text:p>
            </text:list-item>
          </text:list>
        </text:list-item>
      </text:list>
      <text:p text:style-name="P19">ddd</text:p>
      <text:h text:style-name="Heading_20_2" text:outline-level="2">4.6 Optional additional information</text:h>
      <text:list xml:id="list143334381182724" text:continue-numbering="true" text:style-name="L9">
        <text:list-item>
          <text:list>
            <text:list-item>
              <text:p text:style-name="P109">ImageDescription</text:p>
            </text:list-item>
            <text:list-item>
              <text:p text:style-name="P109">Make and Model</text:p>
            </text:list-item>
            <text:list-item>
              <text:p text:style-name="P109">Software</text:p>
            </text:list-item>
            <text:list-item>
              <text:p text:style-name="P109">DateTime</text:p>
            </text:list-item>
            <text:list-item>
              <text:p text:style-name="P109">Artist</text:p>
            </text:list-item>
            <text:list-item>
              <text:p text:style-name="P109">Copyright</text:p>
            </text:list-item>
            <text:list-item>
              <text:p text:style-name="P109">DocumentName, PageName and PageNumber</text:p>
            </text:list-item>
          </text:list>
        </text:list-item>
      </text:list>
      <text:p text:style-name="P19">ddd</text:p>
      <text:h text:style-name="Heading_20_2" text:outline-level="2">4.7 Private tags, treatment of other tags</text:h>
      <text:p text:style-name="P129">Ddd</text:p>
      <text:p text:style-name="P129"/>
      <text:h text:style-name="P95" text:outline-level="1">Appendix <text:span text:style-name="T68">A</text:span>: Differences between TIFF 6.0 and <text:span text:style-name="T1">TIFF/A</text:span></text:h>
      <text:p text:style-name="P111">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20">ddd</text:p>
      <text:h text:style-name="P95" text:outline-level="1">Appendix <text:span text:style-name="T68">B</text:span>: Differences between TIFF/EP and <text:span text:style-name="T1">TIFF/A</text:span></text:h>
      <text:p text:style-name="P111">One significant difference in approach between said specifications, is the fact that TIFF/EP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20">ddd</text:p>
      <text:h text:style-name="P95" text:outline-level="1">Appendix C: Differences between TIFF/<text:span text:style-name="T68">IT</text:span> and <text:span text:style-name="T1">TIFF/A</text:span></text:h>
      <text:p text:style-name="P111">One significant difference in approach between said specifications, is the fact that TIFF/<text:span text:style-name="T68">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20">ddd</text:p>
      <text:h text:style-name="P89" text:outline-level="1"/>
      <text:h text:style-name="P94" text:outline-level="1">Appendix <text:span text:style-name="T68">D</text:span>: <text:span text:style-name="T68">Choices</text:span> that require <text:span text:style-name="T68">Preforma </text:span>evaluation</text:h>
      <text:list xml:id="list5758445549273322216" text:style-name="L10">
        <text:list-item>
          <text:p text:style-name="P113">BigTIFF support <text:span text:style-name="T16">is included in this TIFF/A specification. Should it be? See section 1 (TIFF/A file header)</text:span></text:p>
        </text:list-item>
        <text:list-item>
          <text:p text:style-name="P114">A predictable scheme for SubIFDs is included in this TIFF/A specification, as a firm recommendation. Should it be included? Should it be a requirement instead? See section 3.2 (The TIFF/A IFD tree).</text:p>
        </text:list-item>
        <text:list-item>
          <text:p text:style-name="P115">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17">This TIFF/A specification allows for additional image channel<text:span text:style-name="T32">s</text:span> that specif<text:span text:style-name="T32">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2">See section 4.2 (Image colorspace).</text:span></text:p>
        </text:list-item>
        <text:list-item>
          <text:p text:style-name="P116">This TIFF/A specification allows 32bit and 64bit floating point sRGB data. <text:span text:style-name="T28">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18">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4">s</text:span> 4.2 (Image colorspace), <text:span text:style-name="T54">4.3 (Raster organization), 4.4 (Compression), ddd</text:span>.</text:p>
        </text:list-item>
        <text:list-item>
          <text:p text:style-name="P110"><text:span text:style-name="T69">dd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9M41S</meta:editing-duration>
    <meta:editing-cycles>40</meta:editing-cycles>
    <meta:generator>LibreOffice/4.3.5.2$Windows_x86 LibreOffice_project/3a87456aaa6a95c63eea1c1b3201acedf0751bd5</meta:generator>
    <dc:date>2015-02-10T14:33:34.190000000</dc:date>
    <dc:creator>Joris Van Damme</dc:creator>
    <meta:document-statistic meta:table-count="8" meta:image-count="0" meta:object-count="0" meta:page-count="37" meta:paragraph-count="562" meta:word-count="17889" meta:character-count="108121" meta:non-whitespace-character-count="90558"/>
    <meta:user-defined meta:name="Info 1"/>
    <meta:user-defined meta:name="Info 2"/>
    <meta:user-defined meta:name="Info 3"/>
    <meta:user-defined meta:name="Info 4"/>
  </office:meta>
</office:document-meta>
</file>